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master-page-name="MP0">
      <style:paragraph-properties style:page-number="auto" fo:break-before="page"/>
    </style:style>
    <style:style style:name="T1" style:family="text">
      <style:text-properties fo:font-weight="normal" style:font-weight-asian="normal" style:font-weight-complex="normal"/>
    </style:style>
    <style:style style:name="T2" style:family="text">
      <style:text-properties officeooo:rsid="000295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CE 274 Project 2</text:p>
      <text:p text:style-name="Standard"/>
      <text:p text:style-name="Standard">Team 05</text:p>
      <text:p text:style-name="Standard"/>
      <text:p text:style-name="Standard">Chris McKinney</text:p>
      <text:p text:style-name="Standard">Josh Benton</text:p>
      <text:p text:style-name="Standard">Nick Wrobel</text:p>
      <text:p text:style-name="Standard"/>
      <text:h text:style-name="Heading_20_1" text:outline-level="1"><text:span text:style-name="Default_20_Paragraph_20_Font"><text:span text:style-name="T1">Description</text:span></text:span></text:h>
      <text:p text:style-name="P1"/>
      <text:p text:style-name="Standard">This assignment has two parts to it. As such, we have two main files, proj2a.c and proj2b.c, plus two part-specific libraries, lib2a.[ch] and lib2b.[ch]. In the rest of this document, the use of the files *2a.* (for task 1) will be referred to with just 'proj2a,' and the use of the files *2b.* (for task 2) will be referred to with just 'proj2b.' The other files, which reside in the utils directory, provide the rest of the functionality for both parts of the project.</text:p>
      <text:p text:style-name="Standard"/>
      <text:p text:style-name="Standard">This first part of this assignment required us to read in sensor values from the robot and print them to the console. To achieve this, we first developed a way to read sensor values 'in the background' continuously, so that when we needed the values to print, we could simply access them though a variable instead of having to deal with reading them on the fly. This is accomplished by providing a function to request all of the sensor values from the Create and an interrupt service routine for USART receiving a byte to fill in a part of a sensor buffer, which then gets copied into the sensor array on the next request, plus some bookkeeping to ensure all of these things happen in order and are compatible with other things (such as serial USB communication).</text:p>
      <text:p text:style-name="Standard"/>
      <text:p text:style-name="Standard">Under proj2a, the sensors are repeatedly updated during he waiting part of the main loop using a function provided by the sensor library (delayAnd UpdateSensors). Under proj2b, the sensors are updated (copied from buffer) at the beginning of the main loop. After the main loop (irobPeriodic) completes, a standard delay period for updating (1 millisecond; decided because it is both small and can use the existing timer) is waited to avoid overflows, and then if more time is needed, it is waited using a function provided by the sensor library (waitForSensors) that blocks until the USART is inactive.</text:p>
      <text:p text:style-name="Standard"/>
      <text:p text:style-name="Standard">Within the main loop of proj2a.c, we call two functions. We call 'irobPeriodic' to send the output to the console. This entails calling the printing function 'irobprintf', which we wrote to send strings from the robot to the console, using an underlying call to vsnprintf and a function we wrote called 'irobprint,' which is a null-terminated loop of calls to 'byteTx' from a char array. We use this printing function to print out all the necessary values (the packets in packet group 3). We access the values using various getters which we wrote to return the already updated sensor value in the correct form (int8 vs uint16, for example).</text:p>
      <text:p text:style-name="Standard"><text:s/></text:p>
      <text:p text:style-name="Standard">Also inside the main loop, we have the function 'delayAndUpdateSensors', which performs two actions. It first delays the execution of the main for loop to a certain time we set (we set it to loop once a second). While this delay is occurring, we read the sensor values from the robot. The function 'delayMsFunc' sends requests to a function to update all the sensor values on the robot, waits for this update to finish, and then immediately sends another update request. In this way, we are able to 'stream' the sensor values, updating them as fast as the robot can execute the requests. In the future, applications <text:soft-page-break/>with interrupts requiring access to sensor values could utilize the advantages of this design.</text:p>
      <text:p text:style-name="Standard"/>
      <text:p text:style-name="Standard">The second part of the assignment required us to listen for input from the remote control and either rotate left or right or drive straight depending on the button pressed. To achieve this, inside the main loop in proj2b.c, we simply call the function 'irobPeriodic' and set a slight delay of 1 m<text:span text:style-name="T2">illisecond</text:span>. In 'irobPeriodic ' we copy in the new sensor data from the buffer and send a request to update the sensors. We then grab the infrared remote sensor, the sensor of interest to this task, and have a switch statement to test which button is being pressed and perform the needed function. We perform the drive forward and rotate left/right driving by calling functions from our file driving library. If any buttons are held down, the driving action continues. In the case that a left/right rotate button is released after being pressed, the robot will continue to rotate a final 30 degrees and then stop. We implement this by keeping track of the last value of the IR sensor, and having a blocking turning function for turning a specified number of degrees. This function continues safety features by calling a safety function periodically in the delay loop.</text:p>
      <text:p text:style-name="Standard"/>
      <text:p text:style-name="Standard">We also were required to check for danger and cause the robot to stop moving in certain situations. To implement this, we created some helper functions, 'cannotRotateOrAdvance' and 'cannotAdvance', which check various sensor values, such as the cliff and wall sensors, and determine if the robot is allowed to keep moving. We call these functions within our switch statement and movement functions (where not covered by the global check in the main loop) to determine what actions the robot should take given the state of the IR sensor.</text:p>
      <text:p text:style-name="Standard"/>
      <text:h text:style-name="Heading_20_1" text:outline-level="1">Evaluation</text:h>
      <text:p text:style-name="P1"/>
      <text:p text:style-name="Standard">Our code worked well without any flaws, as far as we could tell. The code executes and prints data over a serial connection, which can be read by a program on the host computer. In order to view the output in real time, we used <text:span text:style-name="T2">the provided serial dump program</text:span>.</text:p>
      <text:p text:style-name="Standard"/>
      <text:p text:style-name="Standard">It is worth mentioning that we were able to set the robot to drive at full speed toward a cliff and it was able to stop immediately without falling over the edge. This was unexpected and satisfying as we thought that the delay to update the cliff and bump sensors would be too great for the robot to stop driving in time.</text:p>
      <text:p text:style-name="P1"/>
      <text:h text:style-name="Heading_20_1" text:outline-level="1">Allocation of Effort</text:h>
      <text:p text:style-name="P1"/>
      <text:p text:style-name="Standard">Chris, Nick, and Josh all contributed to the design decisions and debugging of the code. Chris was the primary programmer. Nick was the primary author of the paper and Chris and Josh proofread it for err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Default_20_Paragraph_20_Font" style:display-name="Default Paragraph Font"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5-11-04T21:09:00Z</meta:creation-date>
    <dc:date>2015-11-05T10:56:33.219076122</dc:date>
    <meta:editing-cycles>37</meta:editing-cycles>
    <meta:editing-duration>PT2H31M</meta:editing-duration>
    <meta:document-statistic meta:table-count="0" meta:image-count="0" meta:object-count="0" meta:page-count="2" meta:paragraph-count="19" meta:word-count="1002" meta:character-count="5775" meta:non-whitespace-character-count="4790"/>
    <meta:template xlink:type="simple" xlink:actuate="onRequest" xlink:title="" xlink:href="Normal"/>
  </office:meta>
</office:document-meta>
</file>